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33cm"/>
    </style:style>
    <style:style style:name="co2" style:family="table-column">
      <style:table-column-properties fo:break-before="auto" style:column-width="5.779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5.81cm"/>
    </style:style>
    <style:style style:name="co5" style:family="table-column">
      <style:table-column-properties fo:break-before="auto" style:column-width="5.505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3.687cm"/>
    </style:style>
    <style:style style:name="co8" style:family="table-column">
      <style:table-column-properties fo:break-before="auto" style:column-width="12.192cm"/>
    </style:style>
    <style:style style:name="co9" style:family="table-column">
      <style:table-column-properties fo:break-before="auto" style:column-width="1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0.74pt solid #000000" fo:background-color="#ff9d9c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1.76pt solid #000000" fo:background-color="#ff9d9c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12" style:family="table-cell" style:parent-style-name="Default" style:data-style-name="N0">
      <style:table-cell-properties fo:border-bottom="0.74pt solid #000000" fo:background-color="#ffb9b8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38">
      <style:table-cell-properties fo:border-bottom="1.76pt solid #000000" fo:background-color="#ffb9b8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3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3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139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0">
      <style:table-cell-properties fo:border-bottom="none" fo:background-color="#c6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38">
      <style:table-cell-properties fo:border-bottom="none" fo:background-color="#c6e0b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38">
      <style:table-cell-properties fo:border-bottom="none" fo:background-color="#d9e1f2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9" table:number-columns-repeated="16375"/>
        <table:table-row table:style-name="ro1">
          <table:table-cell table:style-name="ce1" office:value-type="string" calcext:value-type="string">
            <text:p># of Pressure Transducers to Build:</text:p>
          </table:table-cell>
          <table:table-cell table:style-name="ce12" office:value-type="float" office:value="10" calcext:value-type="float">
            <text:p>10</text:p>
          </table:table-cell>
          <table:table-cell table:style-name="ce6"/>
          <table:table-cell table:style-name="ce7" table:number-columns-repeated="5"/>
          <table:table-cell/>
          <table:table-cell table:style-name="Default" table:number-columns-repeated="16375"/>
        </table:table-row>
        <table:table-row table:style-name="ro1">
          <table:table-cell table:style-name="ce2" office:value-type="string" calcext:value-type="string">
            <text:p>Grand Total Estimate (before tax and shipping):</text:p>
          </table:table-cell>
          <table:table-cell table:style-name="ce13" table:formula="of:=[.G23]+[.G41]" office:value-type="float" office:value="1160.774" calcext:value-type="float">
            <text:p>$1,160.77</text:p>
          </table:table-cell>
          <table:table-cell table:style-name="ce6"/>
          <table:table-cell table:style-name="ce7" table:number-columns-repeated="5"/>
          <table:table-cell/>
          <table:table-cell table:style-name="Default" table:number-columns-repeated="16375"/>
        </table:table-row>
        <table:table-row table:style-name="ro2">
          <table:table-cell table:style-name="ce3" office:value-type="string" calcext:value-type="string">
            <text:p>(All prices in $CAD)</text:p>
          </table:table-cell>
          <table:table-cell table:style-name="ce7" table:number-columns-repeated="5"/>
          <table:table-cell table:style-name="ce23" table:number-columns-spanned="2" table:number-rows-spanned="1"/>
          <table:covered-table-cell table:style-name="ce23"/>
          <table:table-cell table:style-name="ce26"/>
          <table:table-cell table:style-name="Default" table:number-columns-repeated="16375"/>
        </table:table-row>
        <table:table-row table:style-name="ro1">
          <table:table-cell table:style-name="ce4"/>
          <table:table-cell table:style-name="ce7" table:number-columns-repeated="7"/>
          <table:table-cell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8" table:number-rows-spanned="1">
            <text:p>Electronic Parts</text:p>
          </table:table-cell>
          <table:covered-table-cell table:number-columns-repeated="7" table:style-name="ce5"/>
          <table:table-cell/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Order Price</text:p>
          </table:table-cell>
          <table:table-cell table:style-name="ce6" office:value-type="string" calcext:value-type="string">
            <text:p>Parts per Order</text:p>
          </table:table-cell>
          <table:table-cell table:style-name="ce6" office:value-type="string" calcext:value-type="string">
            <text:p>Parts Needed per PT</text:p>
          </table:table-cell>
          <table:table-cell table:style-name="ce6" office:value-type="string" calcext:value-type="string">
            <text:p>Order Quantity</text:p>
          </table:table-cell>
          <table:table-cell table:style-name="ce6" office:value-type="string" calcext:value-type="string">
            <text:p>Extended Price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FireBeetle Controller Board</text:p>
          </table:table-cell>
          <table:table-cell table:style-name="ce14" office:value-type="string" calcext:value-type="string">
            <text:p><text:a xlink:href="https://www.digikey.ca/en/products/detail/dfrobot/DFR0654/13978504" xlink:type="simple">https://www.digikey.ca/en/products/detail/dfrobot/DFR0654/13978504</text:a></text:p>
          </table:table-cell>
          <table:table-cell table:style-name="ce18" office:value-type="float" office:value="9.88" calcext:value-type="float">
            <text:p>$9.8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8" table:formula="of:=[.C7]*[.F7]" office:value-type="float" office:value="108.68" calcext:value-type="float">
            <text:p>$108.68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Pin Header</text:p>
          </table:table-cell>
          <table:table-cell table:style-name="ce14" office:value-type="string" calcext:value-type="string">
            <text:p><text:a xlink:href="https://a.co/d/51nch9X" xlink:type="simple">https://a.co/d/51nch9X</text:a></text:p>
          </table:table-cell>
          <table:table-cell table:style-name="ce19" office:value-type="float" office:value="16.99" calcext:value-type="float">
            <text:p>$16.99 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formula="of:=COM.MICROSOFT.CEILING.MATH([.E8]*[.$B$1]/[.D8])" office:value-type="float" office:value="1" calcext:value-type="float">
            <text:p>1</text:p>
          </table:table-cell>
          <table:table-cell table:style-name="ce18" table:formula="of:=[.C8]*[.F8]" office:value-type="float" office:value="16.99" calcext:value-type="float">
            <text:p>$16.9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Resistor 10KΩ</text:p>
          </table:table-cell>
          <table:table-cell table:style-name="ce14" office:value-type="string" calcext:value-type="string">
            <text:p><text:a xlink:href="https://www.digikey.ca/en/products/detail/te-connectivity-passive-product/LR1F10K/2381159" xlink:type="simple">https://www.digikey.ca/en/products/detail/te-connectivity-passive-product/LR1F10K/2381159</text:a></text:p>
          </table:table-cell>
          <table:table-cell table:style-name="ce19" office:value-type="float" office:value="0.032" calcext:value-type="float">
            <text:p>$0.03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formula="of:=COM.MICROSOFT.CEILING.MATH([.E9]*[.$B$1]/[.D9])" office:value-type="float" office:value="20" calcext:value-type="float">
            <text:p>20</text:p>
          </table:table-cell>
          <table:table-cell table:style-name="ce18" table:formula="of:=[.C9]*[.F9]" office:value-type="float" office:value="0.64" calcext:value-type="float">
            <text:p>$0.64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Resistor 100KΩ</text:p>
          </table:table-cell>
          <table:table-cell table:style-name="ce14" office:value-type="string" calcext:value-type="string">
            <text:p><text:a xlink:href="https://www.digikey.ca/en/products/detail/stackpole-electronics-inc/CF18JT100K/1741564" xlink:type="simple">https://www.digikey.ca/en/products/detail/stackpole-electronics-inc/CF18JT100K/1741564</text:a></text:p>
          </table:table-cell>
          <table:table-cell table:style-name="ce19" office:value-type="float" office:value="0.022" calcext:value-type="float">
            <text:p>$0.02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table:formula="of:=COM.MICROSOFT.CEILING.MATH([.E10]*[.$B$1]/[.D10])" office:value-type="float" office:value="10" calcext:value-type="float">
            <text:p>10</text:p>
          </table:table-cell>
          <table:table-cell table:style-name="ce18" table:formula="of:=[.C10]*[.F10]" office:value-type="float" office:value="0.22" calcext:value-type="float">
            <text:p>$0.22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Capacitor 0.1µF</text:p>
          </table:table-cell>
          <table:table-cell table:style-name="ce14" office:value-type="string" calcext:value-type="string">
            <text:p><text:a xlink:href="https://www.digikey.ca/en/products/detail/vishay-beyschlag-draloric-bc-components/K104K10X7RF5UH5/2356754" xlink:type="simple">https://www.digikey.ca/en/products/detail/vishay-beyschlag-draloric-bc-components/K104K10X7RF5UH5/2356754</text:a></text:p>
          </table:table-cell>
          <table:table-cell table:style-name="ce19" office:value-type="float" office:value="0.143" calcext:value-type="float">
            <text:p>$0.14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table:formula="of:=COM.MICROSOFT.CEILING.MATH([.E11]*[.$B$1]/[.D11])" office:value-type="float" office:value="10" calcext:value-type="float">
            <text:p>10</text:p>
          </table:table-cell>
          <table:table-cell table:style-name="ce18" table:formula="of:=[.C11]*[.F11]" office:value-type="float" office:value="1.43" calcext:value-type="float">
            <text:p>$1.43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P-channel Transistor</text:p>
          </table:table-cell>
          <table:table-cell table:style-name="ce14" office:value-type="string" calcext:value-type="string">
            <text:p><text:a xlink:href="https://www.digikey.ca/en/products/detail/panjit-international-inc/PJC7401-R1-00001/14660190?s=N4IgTCBcDaIMwHYCsCC0AFAUgYQQFgAYBGAfQCVSCriAVM1AOQBEQBdAXyA" xlink:type="simple">https://www.digikey.ca/en/products/detail/panjit-international-inc/PJC7401-R1-00001/14660190?s=N4IgTCBcDaIMwHYCsCC0AFAUgYQQFgAYBGAfQCVSCriAVM1AOQBEQBdAXyA </text:a></text:p>
          </table:table-cell>
          <table:table-cell table:style-name="ce18" office:value-type="float" office:value="0.417" calcext:value-type="float">
            <text:p>$0.4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8" table:formula="of:=[.C12]*[.F12]" office:value-type="float" office:value="5.004" calcext:value-type="float">
            <text:p>$5.0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MS5803-05BA Pressure Sensor Module</text:p>
          </table:table-cell>
          <table:table-cell table:style-name="ce14" office:value-type="string" calcext:value-type="string">
            <text:p><text:a xlink:href="https://www.digikey.ca/en/products/detail/te-connectivity-measurement-specialties/MS580305BA01-00/5277630" xlink:type="simple">https://www.digikey.ca/en/products/detail/te-connectivity-measurement-specialties/MS580305BA01-00/5277630</text:a></text:p>
          </table:table-cell>
          <table:table-cell table:style-name="ce19" office:value-type="float" office:value="32.37" calcext:value-type="float">
            <text:p>$32.37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8" table:formula="of:=[.C13]*[.F13]" office:value-type="float" office:value="356.07" calcext:value-type="float">
            <text:p>$356.07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SOIC-8 Adapter Board</text:p>
          </table:table-cell>
          <table:table-cell table:style-name="ce14" office:value-type="string" calcext:value-type="string">
            <text:p><text:a xlink:href="https://www.amazon.ca/Bestol-10pcs-SOIC-8-Narrow-Adapter/dp/B07DR8KG41?crid=104BBIZ54MY3A&amp;dib=eyJ2IjoiMSJ9.1bWdbFxe9f8eld-2iuI1wVzaZspdp6ZJlfRM-i0PwJ3PpExLysD_hZS8kTCoGumjOkWGlcve7NaWIBCwbDsPOwDI3iGthsgqRNmNVB1fc35p3_-poa7Uxihqcq0xAZQiIdK1rn5RoGMZXeUQnfUC" xlink:type="simple">https://www.amazon.ca/Bestol-10pcs-SOIC-8-Narrow-Adapter/dp/B07DR8KG41?crid=104BBIZ54MY3A&amp;dib=eyJ2IjoiMSJ9.1bWdbFxe9f8eld-2iuI1wVzaZspdp6ZJlfRM-i0PwJ3PpExLysD_hZS8kTCoGumjOkWGlcve7NaWIBCwbDsPOwDI3iGthsgqRNmNVB1fc35p3_-poa7Uxihqcq0xAZQiIdK1rn5RoGMZXeUQnfUCZOCgg4vj3_pd4WJxAGuBolRjZ82-kNeh1fqxsRnLAdUyLbDxx7bWjrM3B0KVk-SPy3d9kqC8cWdufqB0cTfSqYeSCJ8MtsWxQFhaSUmL0n-kxs5TpccH0VI68-aCz8kLkT2M7EklbUIli7ovrWVvq8E.njtYsKFy3K2lYNhU9dMEjFzC-rF8SvCLDQegX84xAMY&amp;dib_tag=se&amp;keywords=soic+8+adapter&amp;qid=1744255010&amp;sprefix=soic+8+adapte%2Caps%2C139&amp;sr=8-5</text:a></text:p>
          </table:table-cell>
          <table:table-cell table:style-name="ce19" office:value-type="float" office:value="16.99" calcext:value-type="float">
            <text:p>$16.99 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14]*[.$B$1]/[.D14])" office:value-type="float" office:value="1" calcext:value-type="float">
            <text:p>1</text:p>
          </table:table-cell>
          <table:table-cell table:style-name="ce18" table:formula="of:=[.C14]*[.F14]" office:value-type="float" office:value="16.99" calcext:value-type="float">
            <text:p>$16.9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DS3231 Real Time Clock Module</text:p>
          </table:table-cell>
          <table:table-cell table:style-name="ce14" office:value-type="string" calcext:value-type="string">
            <text:p><text:a xlink:href="https://a.co/d/7V9MmUx" xlink:type="simple">https://a.co/d/7V9MmUx</text:a></text:p>
          </table:table-cell>
          <table:table-cell table:style-name="ce20" office:value-type="float" office:value="22.98" calcext:value-type="float">
            <text:p>$22.98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15]*[.$B$1]/[.D15])" office:value-type="float" office:value="2" calcext:value-type="float">
            <text:p>2</text:p>
          </table:table-cell>
          <table:table-cell table:style-name="ce18" table:formula="of:=[.C15]*[.F15]" office:value-type="float" office:value="45.96" calcext:value-type="float">
            <text:p>$45.96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microSD Card Module</text:p>
          </table:table-cell>
          <table:table-cell table:style-name="ce14" office:value-type="string" calcext:value-type="string">
            <text:p><text:a xlink:href="https://a.co/d/5V4kXmF" xlink:type="simple">https://a.co/d/5V4kXmF</text:a></text:p>
          </table:table-cell>
          <table:table-cell table:style-name="ce19" office:value-type="float" office:value="13.99" calcext:value-type="float">
            <text:p>$13.99 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16]*[.$B$1]/[.D16])" office:value-type="float" office:value="1" calcext:value-type="float">
            <text:p>1</text:p>
          </table:table-cell>
          <table:table-cell table:style-name="ce18" table:formula="of:=[.C16]*[.F16]" office:value-type="float" office:value="13.99" calcext:value-type="float">
            <text:p>$13.9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500MB microSD Card</text:p>
          </table:table-cell>
          <table:table-cell table:style-name="ce15" office:value-type="string" calcext:value-type="string">
            <text:p><text:a xlink:href="https://www.digikey.ca/en/products/detail/adafruit-industries-llc/5252/15841478" xlink:type="simple">https://www.digikey.ca/en/products/detail/adafruit-industries-llc/5252/15841478</text:a></text:p>
          </table:table-cell>
          <table:table-cell table:style-name="ce18" office:value-type="float" office:value="8.22" calcext:value-type="float">
            <text:p>$8.2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table:formula="of:=COM.MICROSOFT.CEILING.MATH([.E17]*[.$B$1]/[.D17])" office:value-type="float" office:value="10" calcext:value-type="float">
            <text:p>10</text:p>
          </table:table-cell>
          <table:table-cell table:style-name="ce18" table:formula="of:=[.C17]*[.F17]" office:value-type="float" office:value="82.2" calcext:value-type="float">
            <text:p>$82.2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Shield PCB</text:p>
          </table:table-cell>
          <table:table-cell table:style-name="ce16"/>
          <table:table-cell table:style-name="ce18" office:value-type="float" office:value="20" calcext:value-type="float">
            <text:p>$20.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18]*[.$B$1]/[.D18])" office:value-type="float" office:value="1" calcext:value-type="float">
            <text:p>1</text:p>
          </table:table-cell>
          <table:table-cell table:style-name="ce18" table:formula="of:=[.C18]*[.F18]" office:value-type="float" office:value="20" calcext:value-type="float">
            <text:p>$20.0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JST PH Cable 30cm 4 pins</text:p>
          </table:table-cell>
          <table:table-cell table:style-name="ce14" office:value-type="string" calcext:value-type="string">
            <text:p><text:a xlink:href="https://a.co/d/hhiYUOs" xlink:type="simple">https://a.co/d/hhiYUOs</text:a></text:p>
          </table:table-cell>
          <table:table-cell table:style-name="ce19" office:value-type="float" office:value="20.64" calcext:value-type="float">
            <text:p>$20.64 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19]*[.$B$1]/[.D19])" office:value-type="float" office:value="1" calcext:value-type="float">
            <text:p>1</text:p>
          </table:table-cell>
          <table:table-cell table:style-name="ce18" table:formula="of:=[.C19]*[.F19]" office:value-type="float" office:value="20.64" calcext:value-type="float">
            <text:p>$20.64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AA Battery Holder</text:p>
          </table:table-cell>
          <table:table-cell table:style-name="ce14" office:value-type="string" calcext:value-type="string">
            <text:p><text:a xlink:href="https://www.digikey.ca/en/products/detail/sparkfun-electronics/PRT-18769/16022652?s=N4IgTCBcDaIIwFYBsAOAtABQEoBU1xQHYkBONAOQBEQBdAXyA" xlink:type="simple">https://www.digikey.ca/en/products/detail/sparkfun-electronics/PRT-18769/16022652?s=N4IgTCBcDaIIwFYBsAOAtABQEoBU1xQHYkBONAOQBEQBdAXyA</text:a></text:p>
          </table:table-cell>
          <table:table-cell table:style-name="ce18" office:value-type="float" office:value="3.14" calcext:value-type="float">
            <text:p>$3.1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table:formula="of:=COM.MICROSOFT.CEILING.MATH([.E20]*[.$B$1]/[.D20])" office:value-type="float" office:value="10" calcext:value-type="float">
            <text:p>10</text:p>
          </table:table-cell>
          <table:table-cell table:style-name="ce18" table:formula="of:=[.C20]*[.F20]" office:value-type="float" office:value="31.4" calcext:value-type="float">
            <text:p>$31.4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AA Batteries</text:p>
          </table:table-cell>
          <table:table-cell table:style-name="ce14" office:value-type="string" calcext:value-type="string">
            <text:p><text:a xlink:href="https://a.co/d/2etK7sM" xlink:type="simple">https://a.co/d/2etK7sM </text:a></text:p>
          </table:table-cell>
          <table:table-cell table:style-name="ce18" office:value-type="float" office:value="53.3" calcext:value-type="float">
            <text:p>$53.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4" table:formula="of:=COM.MICROSOFT.CEILING.MATH([.E21]*[.$B$1]/[.D21])" office:value-type="float" office:value="1" calcext:value-type="float">
            <text:p>1</text:p>
          </table:table-cell>
          <table:table-cell table:style-name="ce18" table:formula="of:=[.C21]*[.F21]" office:value-type="float" office:value="53.3" calcext:value-type="float">
            <text:p>$53.3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CR2032 Coin Cell</text:p>
          </table:table-cell>
          <table:table-cell table:style-name="ce14" office:value-type="string" calcext:value-type="string">
            <text:p><text:a xlink:href="https://a.co/d/eQD68m0" xlink:type="simple">https://a.co/d/eQD68m0 </text:a></text:p>
          </table:table-cell>
          <table:table-cell table:style-name="ce18" office:value-type="float" office:value="9.99" calcext:value-type="float">
            <text:p>$9.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COM.MICROSOFT.CEILING.MATH([.E22]*[.$B$1]/[.D22])" office:value-type="float" office:value="1" calcext:value-type="float">
            <text:p>1</text:p>
          </table:table-cell>
          <table:table-cell table:style-name="ce18" table:formula="of:=[.C22]*[.F22]" office:value-type="float" office:value="9.99" calcext:value-type="float">
            <text:p>$9.9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number-columns-repeated="2"/>
          <table:table-cell table:style-name="ce7" table:number-columns-repeated="2"/>
          <table:table-cell table:style-name="ce21" office:value-type="string" calcext:value-type="string">
            <text:p>TOTAL:</text:p>
          </table:table-cell>
          <table:table-cell table:style-name="ce21"/>
          <table:table-cell table:style-name="ce24" table:formula="of:=SUM([.G7:.G22])" office:value-type="float" office:value="783.504" calcext:value-type="float">
            <text:p>$783.5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  <table:table-row table:style-name="ro1">
          <table:table-cell table:style-name="ce9"/>
          <table:table-cell table:style-name="ce14"/>
          <table:table-cell table:number-columns-repeated="7"/>
          <table:table-cell table:style-name="Default" table:number-columns-repeated="16375"/>
        </table:table-row>
        <table:table-row table:style-name="ro1">
          <table:table-cell table:style-name="ce10" office:value-type="string" calcext:value-type="string" table:number-columns-spanned="8" table:number-rows-spanned="1">
            <text:p>PT Housing Parts</text:p>
          </table:table-cell>
          <table:covered-table-cell table:number-columns-repeated="7" table:style-name="ce10"/>
          <table:table-cell/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Order Price</text:p>
          </table:table-cell>
          <table:table-cell table:style-name="ce6" office:value-type="string" calcext:value-type="string">
            <text:p>Parts per Order</text:p>
          </table:table-cell>
          <table:table-cell table:style-name="ce6" office:value-type="string" calcext:value-type="string">
            <text:p>Parts Needed per PT</text:p>
          </table:table-cell>
          <table:table-cell table:style-name="ce6" office:value-type="string" calcext:value-type="string">
            <text:p>Order Quantity</text:p>
          </table:table-cell>
          <table:table-cell table:style-name="ce6" office:value-type="string" calcext:value-type="string">
            <text:p>Extended Price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3 inch diameter PVC Pipe</text:p>
          </table:table-cell>
          <table:table-cell table:style-name="ce17" office:value-type="string" calcext:value-type="string">
            <text:p>https://www.homedepot.ca/product/ipex-ecolotube-3-inch-x-10-feet-pvc-sewer-solid-sewer-pipe/1000659635</text:p>
          </table:table-cell>
          <table:table-cell table:style-name="ce18" office:value-type="float" office:value="25.06" calcext:value-type="float">
            <text:p>$25.06</text:p>
          </table:table-cell>
          <table:table-cell table:style-name="ce7" office:value-type="string" calcext:value-type="string">
            <text:p>10 ft</text:p>
          </table:table-cell>
          <table:table-cell table:style-name="ce7" office:value-type="string" calcext:value-type="string">
            <text:p>6 in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28]*[.F28]" office:value-type="float" office:value="25.06" calcext:value-type="float">
            <text:p>$25.06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3 inch diameter PVC Cap</text:p>
          </table:table-cell>
          <table:table-cell table:style-name="ce17" office:value-type="string" calcext:value-type="string">
            <text:p>https://www.homedepot.ca/product/ipex-3-inch-pvc-sewer-cap-h/1000119256</text:p>
          </table:table-cell>
          <table:table-cell table:style-name="ce18" office:value-type="float" office:value="4.33" calcext:value-type="float">
            <text:p>$4.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8" table:formula="of:=[.C29]*[.F29]" office:value-type="float" office:value="43.3" calcext:value-type="float">
            <text:p>$43.3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1.5 inch diameter PVC Pipe</text:p>
          </table:table-cell>
          <table:table-cell table:style-name="ce17" office:value-type="string" calcext:value-type="string">
            <text:p>https://www.homedepot.ca/product/ipex-system-15-1-1-2-inch-x-6-feet-pvc-dwv-pipe-schedule-40/1001101784</text:p>
          </table:table-cell>
          <table:table-cell table:style-name="ce18" office:value-type="float" office:value="22.29" calcext:value-type="float">
            <text:p>$22.29</text:p>
          </table:table-cell>
          <table:table-cell table:style-name="ce7" office:value-type="string" calcext:value-type="string">
            <text:p>6 ft</text:p>
          </table:table-cell>
          <table:table-cell table:style-name="ce7" office:value-type="string" calcext:value-type="string">
            <text:p>1 in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30]*[.F30]" office:value-type="float" office:value="22.29" calcext:value-type="float">
            <text:p>$22.2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3 inch Gripper Cap</text:p>
          </table:table-cell>
          <table:table-cell table:style-name="ce17" office:value-type="string" calcext:value-type="string">
            <text:p>https://www.homedepot.ca/product/oatey-3-inch-gripper/1000723663</text:p>
          </table:table-cell>
          <table:table-cell table:style-name="ce18" office:value-type="float" office:value="8.57" calcext:value-type="float">
            <text:p>$8.5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8" table:formula="of:=[.C31]*[.F31]" office:value-type="float" office:value="85.7" calcext:value-type="float">
            <text:p>$85.7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PVC Cement</text:p>
          </table:table-cell>
          <table:table-cell table:style-name="ce17" office:value-type="string" calcext:value-type="string">
            <text:p>https://www.homedepot.ca/product/oatey-medium-clear-pvc-cement/1001682007</text:p>
          </table:table-cell>
          <table:table-cell table:style-name="ce18" office:value-type="float" office:value="9.92" calcext:value-type="float">
            <text:p>$9.92</text:p>
          </table:table-cell>
          <table:table-cell table:style-name="ce7" office:value-type="string" calcext:value-type="string">
            <text:p>237mL</text:p>
          </table:table-cell>
          <table:table-cell table:style-name="ce7" office:value-type="string" calcext:value-type="string">
            <text:p>~5-10mL per PT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32]*[.F32]" office:value-type="float" office:value="9.92" calcext:value-type="float">
            <text:p>$9.92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PVC Primer</text:p>
          </table:table-cell>
          <table:table-cell table:style-name="ce17" office:value-type="string" calcext:value-type="string">
            <text:p>https://www.homedepot.ca/product/oatey-118-ml-clear-primer-crc-c-/1000723579</text:p>
          </table:table-cell>
          <table:table-cell table:style-name="ce18" office:value-type="float" office:value="8.17" calcext:value-type="float">
            <text:p>$8.17</text:p>
          </table:table-cell>
          <table:table-cell table:style-name="ce7" office:value-type="string" calcext:value-type="string">
            <text:p>237mL</text:p>
          </table:table-cell>
          <table:table-cell table:style-name="ce7" office:value-type="string" calcext:value-type="string">
            <text:p>~5-10mL per PT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33]*[.F33]" office:value-type="float" office:value="8.17" calcext:value-type="float">
            <text:p>$8.17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Water Rated/Marine Liquid Epoxy</text:p>
          </table:table-cell>
          <table:table-cell table:style-name="ce17" office:value-type="string" calcext:value-type="string">
            <text:p>https://www.homedepot.ca/product/lepage-marine-epoxy-25-ml/1000406797</text:p>
          </table:table-cell>
          <table:table-cell table:style-name="ce18" office:value-type="float" office:value="18.13" calcext:value-type="float">
            <text:p>$18.13</text:p>
          </table:table-cell>
          <table:table-cell table:style-name="ce7" office:value-type="string" calcext:value-type="string">
            <text:p>1 tube</text:p>
          </table:table-cell>
          <table:table-cell table:style-name="ce7" office:value-type="string" calcext:value-type="string">
            <text:p>~1 tube per 3 PT’s</text:p>
          </table:table-cell>
          <table:table-cell table:style-name="ce7" office:value-type="float" office:value="4" calcext:value-type="float">
            <text:p>4</text:p>
          </table:table-cell>
          <table:table-cell table:style-name="ce18" table:formula="of:=[.C34]*[.F34]" office:value-type="float" office:value="72.52" calcext:value-type="float">
            <text:p>$72.52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Water Rated/Marine Epoxy Putty</text:p>
          </table:table-cell>
          <table:table-cell table:style-name="ce17" office:value-type="string" calcext:value-type="string">
            <text:p>https://www.homedepot.ca/product/j-b-weld-waterweld-mfr-part-8277f/1000723656</text:p>
          </table:table-cell>
          <table:table-cell table:style-name="ce18" office:value-type="float" office:value="15.44" calcext:value-type="float">
            <text:p>$15.44</text:p>
          </table:table-cell>
          <table:table-cell table:style-name="ce7" office:value-type="string" calcext:value-type="string">
            <text:p>1 tube</text:p>
          </table:table-cell>
          <table:table-cell table:style-name="ce7" office:value-type="string" calcext:value-type="string">
            <text:p>~1 tube per 4 PT's</text:p>
          </table:table-cell>
          <table:table-cell table:style-name="ce7" office:value-type="float" office:value="3" calcext:value-type="float">
            <text:p>3</text:p>
          </table:table-cell>
          <table:table-cell table:style-name="ce18" table:formula="of:=[.C35]*[.F35]" office:value-type="float" office:value="46.32" calcext:value-type="float">
            <text:p>$46.32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Water Rated/Marine Sealant</text:p>
          </table:table-cell>
          <table:table-cell table:style-name="ce17" office:value-type="string" calcext:value-type="string">
            <text:p>https://www.homedepot.ca/product/amazing-goop-marine-109-4-ml-3-7-oz-/1000183125</text:p>
          </table:table-cell>
          <table:table-cell table:style-name="ce18" office:value-type="float" office:value="13.27" calcext:value-type="float">
            <text:p>$13.27</text:p>
          </table:table-cell>
          <table:table-cell table:style-name="ce7" office:value-type="string" calcext:value-type="string">
            <text:p>109mL</text:p>
          </table:table-cell>
          <table:table-cell table:style-name="ce7" office:value-type="string" calcext:value-type="string">
            <text:p>~5mL per PT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36]*[.F36]" office:value-type="float" office:value="13.27" calcext:value-type="float">
            <text:p>$13.27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Desiccant</text:p>
          </table:table-cell>
          <table:table-cell table:style-name="ce17" office:value-type="string" calcext:value-type="string">
            <text:p><text:a xlink:href="https://a.co/d/4LHwmgg" xlink:type="simple">https://a.co/d/4LHwmgg</text:a></text:p>
          </table:table-cell>
          <table:table-cell table:style-name="ce18" office:value-type="float" office:value="16.99" calcext:value-type="float">
            <text:p>$16.99</text:p>
          </table:table-cell>
          <table:table-cell table:style-name="ce7" office:value-type="string" calcext:value-type="string">
            <text:p>50 packets</text:p>
          </table:table-cell>
          <table:table-cell table:style-name="ce3" office:value-type="string" calcext:value-type="string">
            <text:p>~5 packets per PT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[.C37]*[.F37]" office:value-type="float" office:value="16.99" calcext:value-type="float">
            <text:p>$16.99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Adhesive Velcro / Velcro Tape</text:p>
          </table:table-cell>
          <table:table-cell table:style-name="ce17" office:value-type="string" calcext:value-type="string">
            <text:p><text:a xlink:href="https://a.co/d/i8ue98T" xlink:type="simple">https://a.co/d/i8ue98T</text:a></text:p>
          </table:table-cell>
          <table:table-cell table:style-name="ce18" office:value-type="float" office:value="9.38" calcext:value-type="float">
            <text:p>$9.38</text:p>
          </table:table-cell>
          <table:table-cell table:style-name="ce7" office:value-type="string" calcext:value-type="string">
            <text:p>10 ft</text:p>
          </table:table-cell>
          <table:table-cell table:style-name="ce3" office:value-type="string" calcext:value-type="string">
            <text:p>~2in per PT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[.C38]*[.F38]" office:value-type="float" office:value="9.38" calcext:value-type="float">
            <text:p>$9.38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office:value-type="string" calcext:value-type="string">
            <text:p>Pool Noodle</text:p>
          </table:table-cell>
          <table:table-cell table:style-name="ce7"/>
          <table:table-cell table:style-name="ce18" office:value-type="float" office:value="3" calcext:value-type="float">
            <text:p>$3.00</text:p>
          </table:table-cell>
          <table:table-cell table:style-name="ce7"/>
          <table:table-cell table:style-name="ce7" office:value-type="string" calcext:value-type="string">
            <text:p>~4in per PT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[.C39]*[.F39]" office:value-type="float" office:value="3" calcext:value-type="float">
            <text:p>$3.00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2">
          <table:table-cell table:style-name="ce7" office:value-type="string" calcext:value-type="string">
            <text:p>Solder</text:p>
          </table:table-cell>
          <table:table-cell table:style-name="ce7" office:value-type="string" calcext:value-type="string">
            <text:p><text:a xlink:href="https://a.co/d/1P70mFh" xlink:type="simple">https://a.co/d/1P70mFh </text:a></text:p>
          </table:table-cell>
          <table:table-cell table:style-name="ce18" office:value-type="float" office:value="21.35" calcext:value-type="float">
            <text:p>$21.3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8" table:formula="of:=[.C40]*[.F40]" office:value-type="float" office:value="21.35" calcext:value-type="float">
            <text:p>$21.35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>
          <table:table-cell table:style-name="ce7" table:number-columns-repeated="4"/>
          <table:table-cell table:style-name="ce22" office:value-type="string" calcext:value-type="string">
            <text:p>TOTAL:</text:p>
          </table:table-cell>
          <table:table-cell table:style-name="ce22"/>
          <table:table-cell table:style-name="ce25" table:formula="of:=SUM([.G28:.G40])" office:value-type="float" office:value="377.27" calcext:value-type="float">
            <text:p>$377.27</text:p>
          </table:table-cell>
          <table:table-cell table:style-name="ce7"/>
          <table:table-cell/>
          <table:table-cell table:style-name="Default" table:number-columns-repeated="16375"/>
        </table:table-row>
        <table:table-row table:style-name="ro1" table:number-rows-repeated="4">
          <table:table-cell table:style-name="ce7" table:number-columns-repeated="8"/>
          <table:table-cell/>
          <table:table-cell table:style-name="Default" table:number-columns-repeated="16375"/>
        </table:table-row>
        <table:table-row table:style-name="ro1">
          <table:table-cell table:style-name="ce11" table:number-columns-spanned="5" table:number-rows-spanned="1"/>
          <table:covered-table-cell table:number-columns-repeated="4" table:style-name="ce11"/>
          <table:table-cell table:style-name="ce7" table:number-columns-repeated="3"/>
          <table:table-cell/>
          <table:table-cell table:style-name="Default" table:number-columns-repeated="16375"/>
        </table:table-row>
        <table:table-row table:style-name="ro1" table:number-rows-repeated="12">
          <table:table-cell table:style-name="ce7" table:number-columns-repeated="8"/>
          <table:table-cell/>
          <table:table-cell table:style-name="Default" table:number-columns-repeated="16375"/>
        </table:table-row>
        <table:table-row table:style-name="ro1" table:number-rows-repeated="1048517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</table:table>
      <table:named-expressions/>
      <table:database-ranges>
        <table:database-range table:name="Table1" table:target-range-address="Sheet1.A6:Sheet1.H23" table:display-filter-buttons="true"/>
        <table:database-range table:name="Table3" table:target-range-address="Sheet1.A27:Sheet1.H4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text>$</number:text>
      <number:number number:decimal-places="2" number:min-decimal-places="2" number:min-integer-digits="1" number:grouping="true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1-03T17:09:38</meta:creation-date>
    <dc:language>en-CA</dc:language>
    <dc:date>2025-12-15T18:36:14.081879523</dc:date>
    <meta:editing-cycles>9</meta:editing-cycles>
    <meta:editing-duration>P1DT16H30M31S</meta:editing-duration>
    <meta:generator>LibreOffice/25.2.7.2$Linux_X86_64 LibreOffice_project/520$Build-2</meta:generator>
    <meta:document-statistic meta:table-count="1" meta:cell-count="225" meta:object-count="0"/>
    <meta:user-defined meta:name="AppVersion">15.0000</meta:user-defined>
  </office:meta>
</office:document-meta>
</file>